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style:text-underline-style="none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tyle-asian="normal" style:font-size-complex="12pt" style:font-style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13" style:family="paragraph" style:parent-style-name="Standard">
      <style:text-properties fo:font-variant="normal" fo:text-transform="none" fo:color="#000000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P14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tyle-asian="normal" style:font-size-complex="12pt" style:font-style-complex="normal"/>
    </style:style>
    <style:style style:name="P15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16" style:family="paragraph" style:parent-style-name="Standard">
      <style:text-properties fo:font-variant="normal" fo:text-transform="none" style:use-window-font-color="true" style:font-name="Times New Roman" fo:font-size="12pt" fo:letter-spacing="normal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17" style:family="paragraph" style:parent-style-name="Standard">
      <style:text-properties fo:font-variant="normal" fo:text-transform="none" style:use-window-font-color="true" style:font-name="Times New Roman" fo:font-size="12pt" fo:letter-spacing="normal" fo:font-style="italic" fo:font-weight="normal"/>
    </style:style>
    <style:style style:name="P18" style:family="paragraph" style:parent-style-name="Standard">
      <style:text-properties fo:font-variant="normal" fo:text-transform="none" style:use-window-font-color="true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P19" style:family="paragraph" style:parent-style-name="Standard">
      <style:text-properties fo:font-variant="normal" fo:text-transform="none" fo:color="#800000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P20" style:family="paragraph" style:parent-style-name="Standard">
      <style:text-properties fo:font-variant="normal" fo:text-transform="none" fo:color="#ff0000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21" style:family="paragraph" style:parent-style-name="Standard">
      <style:text-properties fo:font-variant="normal" fo:text-transform="none" fo:color="#ff0000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style:line-height-at-least="0.1665in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style:line-height-at-least="0.1665in"/>
    </style:style>
    <style:style style:name="P24" style:family="paragraph" style:parent-style-name="Text_20_body">
      <style:paragraph-properties style:line-height-at-least="0.1665in"/>
      <style:text-properties fo:font-style="italic" style:font-style-asian="italic" style:font-style-complex="italic"/>
    </style:style>
    <style:style style:name="P25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P26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tyle-asian="normal" style:font-size-complex="12pt" style:font-style-complex="normal"/>
    </style:style>
    <style:style style:name="P27" style:family="paragraph" style:parent-style-name="Standard">
      <style:text-properties fo:font-variant="normal" fo:text-transform="none" fo:color="#000000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P28" style:family="paragraph" style:parent-style-name="Standard">
      <style:text-properties fo:font-variant="normal" fo:text-transform="none" fo:color="#ff0000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P2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30" style:family="paragraph" style:parent-style-name="Standard">
      <style:text-properties style:use-window-font-color="true" fo:font-style="normal" style:text-underline-style="none" style:font-style-asian="normal" style:font-style-complex="normal"/>
    </style:style>
    <style:style style:name="P31" style:family="paragraph" style:parent-style-name="Standard">
      <style:text-properties style:use-window-font-color="true" fo:font-style="italic" style:text-underline-style="none" style:font-style-asian="italic" style:font-style-complex="italic"/>
    </style:style>
    <style:style style:name="P32" style:family="paragraph" style:parent-style-name="Standard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P33" style:family="paragraph" style:parent-style-name="Text_20_body" style:list-style-name="L1">
      <style:paragraph-properties style:line-height-at-least="0.1665in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4" style:family="paragraph" style:parent-style-name="Text_20_body" style:list-style-name="L1">
      <style:paragraph-properties fo:margin-top="0in" fo:margin-bottom="0in" style:line-height-at-least="0.1665in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000000" style:font-name="Times New Roman" fo:font-size="12pt" fo:letter-spacing="normal" style:text-underline-style="none" fo:font-weight="normal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9" style:family="text">
      <style:text-properties fo:font-variant="normal" fo:text-transform="none" fo:color="#ff0000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style:font-name="Times New Roman" fo:font-size="12pt" fo:letter-spacing="normal" fo:font-weight="normal" style:font-size-asian="12pt" style:font-size-complex="12pt"/>
    </style:style>
    <style:style style:name="T12" style:family="text">
      <style:text-properties fo:font-variant="normal" fo:text-transform="none" style:font-name="Times New Roman" fo:font-size="12pt" fo:letter-spacing="normal" style:text-underline-style="none" fo:font-weight="normal" style:font-size-asian="12pt" style:font-size-complex="12pt"/>
    </style:style>
    <style:style style:name="T13" style:family="text">
      <style:text-properties fo:color="#ff0000"/>
    </style:style>
    <style:style style:name="T14" style:family="text">
      <style:text-properties fo:color="#ff0000" fo:font-style="italic" fo:background-color="transparent" style:font-style-asian="italic" style:font-style-complex="italic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style:text-underline-style="none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style:font-size-asian="12pt" style:font-weight-asian="normal" style:font-size-complex="12pt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6" style:family="text">
      <style:text-properties fo:color="#000000"/>
    </style:style>
    <style:style style:name="T27" style:family="text">
      <style:text-properties fo:color="#000000" style:font-name="verdana" fo:font-size="9pt" fo:font-style="normal" style:text-underline-style="none" style:font-size-asian="12pt" style:font-style-asian="normal" style:font-size-complex="12pt" style:font-style-complex="normal"/>
    </style:style>
    <style:style style:name="T28" style:family="text">
      <style:text-properties fo:color="#000000" style:font-name="Times New Roman" fo:font-style="normal" style:text-underline-style="none" style:font-size-asian="12pt" style:font-style-asian="normal" style:font-size-complex="12pt" style:font-style-complex="normal"/>
    </style:style>
    <style:style style:name="T29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fo:color="#000000" fo:font-style="normal" style:font-style-asian="normal" style:font-style-complex="normal"/>
    </style:style>
    <style:style style:name="T32" style:family="text">
      <style:text-properties fo:color="#ff3366"/>
    </style:style>
    <style:style style:name="T33" style:family="text">
      <style:text-properties fo:color="#ff3366"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s:Cascading Style Sheet</text:p>
      <text:p text:style-name="P4"/>
      <text:p text:style-name="P3">CSS:</text:p>
      <text:p text:style-name="P4">Style is how to display HTML pages in web .</text:p>
      <text:p text:style-name="P4">External style sheet is saved in .css file</text:p>
      <text:p text:style-name="P4">Applying style to each and every HTML tag was very combersome.</text:p>
      <text:p text:style-name="P4"/>
      <text:p text:style-name="P3">CSS Syntax:</text:p>
      <text:p text:style-name="P4">Has 2 parts: selector and one or more declaration</text:p>
      <text:p text:style-name="P4">All separated by colon(":")</text:p>
      <text:p text:style-name="P4">Example: <text:span text:style-name="T13">h1 {color:blue;}</text:span></text:p>
      <text:p text:style-name="P4">selector:is usually HTML Tag</text:p>
      <text:p text:style-name="P5"><text:span text:style-name="T1">Each declaration consists of a property and a value.</text:span> </text:p>
      <text:p text:style-name="P5"/>
      <text:p text:style-name="P6">CSS Comments:</text:p>
      <text:p text:style-name="P5">/*</text:p>
      <text:p text:style-name="P5"/>
      <text:p text:style-name="P5">*/</text:p>
      <text:p text:style-name="P5"/>
      <text:p text:style-name="P6">CSS ID Selector:</text:p>
      <text:p text:style-name="P5"><text:span text:style-name="T1">specify a style for a single, unique element.</text:span> </text:p>
      <text:p text:style-name="P5">Uses id attributes value which begins with #.</text:p>
      <text:p text:style-name="P5">Example:<text:span text:style-name="T14">idCSS.html</text:span></text:p>
      <text:p text:style-name="P5"/>
      <text:p text:style-name="P6">CSS Class Selector:</text:p>
      <text:p text:style-name="P5"><text:span text:style-name="T1">set a particular style for many HTML elements with the same class</text:span> .</text:p>
      <text:p text:style-name="P5">Class selector uses class attribute and is defined with "<text:span text:style-name="T24">.</text:span>"</text:p>
      <text:p text:style-name="P5"/>
      <text:p text:style-name="P6">CSS Background:</text:p>
      <text:p text:style-name="P5">Used to define background property.</text:p>
      <text:p text:style-name="P5">Properties are:</text:p>
      <text:p text:style-name="P7"><text:span text:style-name="T21">background-color:</text:span><text:span text:style-name="T18">background color of an element.</text:span></text:p>
      <text:p text:style-name="Standard"><text:span text:style-name="T22">Background-image:</text:span><text:span text:style-name="T2">specifies an image to use as the background of an element</text:span><text:span text:style-name="T25"> </text:span></text:p>
      <text:p text:style-name="Standard">background-repeat</text:p>
      <text:p text:style-name="Standard">background-attachment</text:p>
      <text:p text:style-name="Standard">background-position</text:p>
      <text:p text:style-name="Standard"/>
      <text:p text:style-name="P1">CSS Text Format:</text:p>
      <text:p text:style-name="P8">Text Color:<text:span text:style-name="T17">Color to the text is specified by hex value,RGB value and color name.</text:span></text:p>
      <text:p text:style-name="P8">Text Alignment:<text:span text:style-name="T17">text-align are used to align the text to center,left or right etc.</text:span></text:p>
      <text:p text:style-name="Standard"><text:span text:style-name="T23">Text Decoration:</text:span><text:span text:style-name="T2">text-decoration</text:span><text:span text:style-name="T17"> is used to decorate the text.</text:span></text:p>
      <text:p text:style-name="Standard"><text:span text:style-name="T22">Text Formation:text-</text:span><text:span text:style-name="T3">transform,specify upper or lower case.</text:span></text:p>
      <text:p text:style-name="Standard"><text:span text:style-name="T5">Text Indentation:</text:span><text:span text:style-name="T2">specify the indentation of the first line of a text.</text:span></text:p>
      <text:p text:style-name="P10">Example:<text:span text:style-name="T15">textFormattingCSS.html</text:span></text:p>
      <text:p text:style-name="P19"/>
      <text:p text:style-name="P11">CSS Font:</text:p>
      <text:p text:style-name="P12">two types of font:</text:p>
      <text:p text:style-name="P9"><text:span text:style-name="T6">generic family:</text:span><text:span text:style-name="T4">font with similiar look.</text:span></text:p>
      <text:p text:style-name="P9"><text:span text:style-name="T6">font family:</text:span><text:span text:style-name="T4">specific font family.</text:span></text:p>
      <text:p text:style-name="P12"><text:tab/> <text:s text:c="5"/>font-family is used to specify font property.</text:p>
      <text:p text:style-name="P13">font style:<text:span text:style-name="T17">Specify Italic text.</text:span></text:p>
      <text:p text:style-name="P12">Example:<text:span text:style-name="T15">fontCss.html</text:span></text:p>
      <text:p text:style-name="P14"><text:soft-page-break/>CSS Link:</text:p>
      <text:p text:style-name="P16"><text:span text:style-name="T20">Styling Links:</text:span><text:span text:style-name="T19">Links can be styled depending on what state they are in.</text:span></text:p>
      <text:p text:style-name="P15"><text:tab/> <text:s text:c="11"/>Four states of link:</text:p>
      <text:p text:style-name="P17"><text:span text:style-name="T27"><text:tab/><text:tab/></text:span><text:span text:style-name="T28">a:link - a normal, unvisited link</text:span></text:p>
      <text:list xml:id="list2555492257456477398" text:style-name="L1">
        <text:list-header>
          <text:p text:style-name="P34"><text:s text:c="12"/>a:visited - a link the user has visited</text:p>
          <text:list>
            <text:list-header>
              <text:p text:style-name="P34">a:hover - a link when the user mouses over it</text:p>
              <text:p text:style-name="P33">a:active - a link the moment it is clicked</text:p>
            </text:list-header>
          </text:list>
        </text:list-header>
      </text:list>
      <text:p text:style-name="P23"><text:span text:style-name="T5">Text decoration:</text:span><text:span text:style-name="T2">Links text are decorated using, text-decoration</text:span><text:span text:style-name="T17"> </text:span><text:span text:style-name="T2"><text:s/>property.</text:span></text:p>
      <text:p text:style-name="P24"><text:span text:style-name="T7">Background Color:</text:span><text:span text:style-name="T2">Link is provided with background color using background-color property</text:span></text:p>
      <text:p text:style-name="P22">Example:<text:span text:style-name="T15">linkStyleCSS.html</text:span></text:p>
      <text:p text:style-name="P14">CSS List:</text:p>
      <text:p text:style-name="P15">provides different marker for order list, unordered list. Also, image can be used as a marker.</text:p>
      <text:p text:style-name="P15">List Item Marker are provided using list-style-type.</text:p>
      <text:p text:style-name="P15">Default marker for unordered list is bullet.</text:p>
      <text:p text:style-name="P15">Default marker for ordered list is numbers or letters</text:p>
      <text:p text:style-name="P15">list-style-position:Position the marker.</text:p>
      <text:p text:style-name="P15">List-style-image:Providing image as marker</text:p>
      <text:p text:style-name="P16"><text:span text:style-name="T19">Example:</text:span><text:span text:style-name="T16">listStyleCSS.html</text:span></text:p>
      <text:p text:style-name="P20"/>
      <text:p text:style-name="P14">CSS Table:</text:p>
      <text:p text:style-name="P18">Table border:<text:span text:style-name="T17">provide border to table using border property.</text:span></text:p>
      <text:p text:style-name="P18">Single border:<text:span text:style-name="T17">provide colapsible border using border-collapse property.</text:span></text:p>
      <text:p text:style-name="P18">Width and height<text:span text:style-name="T17">:table width and height are provided using width and height property.</text:span></text:p>
      <text:p text:style-name="P18">Text Alignment:<text:span text:style-name="T17">Text in table is aligned with text-align property.this sets horizontal alignment <text:s/>like <text:s text:c="21"/><text:tab/> <text:s text:c="13"/>right ,left and center.</text:span></text:p>
      <text:p text:style-name="P18">Vertical Alignment:<text:span text:style-name="T17">text in table are vertically aligned using vertical-align property. Like, <text:s/>top and <text:tab/><text:tab/> <text:s text:c="6"/>bottom</text:span></text:p>
      <text:p text:style-name="P18">table Padding:<text:span text:style-name="T17">provide space between border and table content use padding property.</text:span></text:p>
      <text:p text:style-name="P18"><text:span text:style-name="T17">Example:</text:span><text:span text:style-name="T13">tableStyleCSS.html</text:span></text:p>
      <text:p text:style-name="P21"/>
      <text:p text:style-name="P14">CSS Box Model:</text:p>
      <text:p text:style-name="P15">Includes margin,border,padding and actual content.</text:p>
      <text:p text:style-name="P15">Margin:area around border.Completely transparent.</text:p>
      <text:p text:style-name="P15">Border:around padding and margin.</text:p>
      <text:p text:style-name="P15">Padding:area around the content</text:p>
      <text:p text:style-name="P15">Content:text.</text:p>
      <text:p text:style-name="P15"><text:span text:style-name="T26">Total element width=width+left padding+right padding+left border + right border + left margin + right margin</text:span> </text:p>
      <text:p text:style-name="P12">Total element height = height + top padding + bottom padding + top border + bottom border + top margin + bottom margin</text:p>
      <text:p text:style-name="P12"/>
      <text:p text:style-name="P11">CSS Border:</text:p>
      <text:p text:style-name="P12">provides color and style of an element.</text:p>
      <text:p text:style-name="P15"><text:span text:style-name="T30">Border style</text:span><text:span text:style-name="T26">:border-style property, border is used to display.</text:span></text:p>
      <text:p text:style-name="P18"><text:span text:style-name="T26">Border width:border-width , </text:span><text:span text:style-name="T31">is used to set the width</text:span></text:p>
      <text:p text:style-name="P18"><text:span text:style-name="T26">Border color:</text:span><text:span text:style-name="T31">border color is provided using border-color property.</text:span></text:p>
      <text:p text:style-name="P13">Border different style for all sides:</text:p>
      <text:p text:style-name="Standard"><text:span text:style-name="T2">border-top-style:top</text:span><text:span text:style-name="T29"><text:line-break/></text:span><text:span text:style-name="T2">border-right-style:right</text:span><text:span text:style-name="T29"><text:line-break/></text:span><text:span text:style-name="T2">border-bottom-style:bottom</text:span><text:span text:style-name="T29"><text:line-break/></text:span><text:span text:style-name="T2">border-left-style:left</text:span></text:p>
      <text:p text:style-name="Standard"><text:soft-page-break/><text:span text:style-name="T2">Example:</text:span><text:span text:style-name="T9">borderStyleCSS.html</text:span></text:p>
      <text:p text:style-name="P28"/>
      <text:p text:style-name="P14">CSS Margin:</text:p>
      <text:p text:style-name="P15">Line drawn around the element.To make the text to stand out.</text:p>
      <text:p text:style-name="Standard"><text:span text:style-name="T10">Properties set can be outline-color,outline-style,outline-width,</text:span><text:span text:style-name="T8">overflow</text:span></text:p>
      <text:p text:style-name="Standard"><text:span text:style-name="T3">Example:</text:span><text:span text:style-name="T9">marginStyleCSS.html</text:span></text:p>
      <text:p text:style-name="Standard"><text:span text:style-name="T9"/></text:p>
      <text:p text:style-name="P29"><text:span text:style-name="T11">CSS Grouping and Nesting:</text:span></text:p>
      <text:p text:style-name="P29"><text:span text:style-name="T12">Elements with same style can be grouped using selector.</text:span></text:p>
      <text:p text:style-name="P29"><text:span text:style-name="T12">Each selector are separated using comma.</text:span></text:p>
      <text:p text:style-name="P31">Nested selector:<text:span text:style-name="T17">apply selector with in a selector.</text:span></text:p>
      <text:p text:style-name="P31"><text:span text:style-name="T17">Example:</text:span><text:span text:style-name="T32">selectorStyleCSS.html</text:span></text:p>
      <text:p text:style-name="P31"><text:span text:style-name="T33"/></text:p>
      <text:p text:style-name="P32"><text:span text:style-name="T17">CSS Dimension:</text:span></text:p>
      <text:p text:style-name="P31"><text:span text:style-name="T17">controls the height and width of the element.</text:span></text:p>
      <text:p text:style-name="P31">Height:<text:span text:style-name="T17">set height for different element.with pixel value or percentage.</text:span></text:p>
      <text:p text:style-name="P31">Width:<text:span text:style-name="T17">sets both pixel and percentage.</text:span></text:p>
      <text:p text:style-name="P31"><text:span text:style-name="T17">Example:</text:span><text:span text:style-name="T32">dimensionStyleCSS.html</text:span></text:p>
      <text:p text:style-name="P31"><text:span text:style-name="T32"/></text:p>
      <text:p text:style-name="P29">Display/visible property:</text:p>
      <text:p text:style-name="P30">display specifies, how a element has to be displayed and visiblity specifies elemnt should be visible or hidden.</text:p>
      <text:p text:style-name="P31">Hiding an Element:<text:span text:style-name="T17">set display to none and <text:s/>hidden</text:span></text:p>
      <text:p text:style-name="P15"/>
      <text:p text:style-name="P1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5M27S</meta:editing-duration>
    <meta:editing-cycles>23</meta:editing-cycles>
    <meta:generator>OpenOffice/4.0.0$Win32 OpenOffice.org_project/400m3$Build-9702</meta:generator>
    <dc:date>2013-10-11T12:39:34.59</dc:date>
    <meta:document-statistic meta:table-count="0" meta:image-count="0" meta:object-count="0" meta:page-count="3" meta:paragraph-count="102" meta:word-count="623" meta:character-count="4500"/>
    <meta:user-defined meta:name="Info 1"/>
    <meta:user-defined meta:name="Info 2"/>
    <meta:user-defined meta:name="Info 3"/>
    <meta:user-defined meta:name="Info 4"/>
  </office:meta>
</office:document-meta>
</file>